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5043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1.4398in"/>
    </style:style>
    <style:style style:name="co27" style:family="table-column">
      <style:table-column-properties fo:break-before="auto" style:column-width="1.5146in"/>
    </style:style>
    <style:style style:name="co28" style:family="table-column">
      <style:table-column-properties fo:break-before="auto" style:column-width="0.946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_growth % hateful nodes_0_1000" table:style-name="ta1">
        <table:shapes>
          <draw:frame draw:z-index="0" draw:style-name="gr1" draw:text-style-name="P1" svg:width="6.2988in" svg:height="3.5429in" svg:x="8.9122in" svg:y="2.7055in">
            <draw:object draw:notify-on-update-of-ranges="'network_growth % hateful nodes_0_1000'.A18:'network_growth % hateful nodes_0_1000'.A1019 'network_growth % hateful nodes_0_1000'.B18:'network_growth % hateful nodes_0_1000'.B10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03/04/2021 00:47:35:371 +0100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table:style-name="Default" office:value-type="string" calcext:value-type="string">
            <text:p>p_hater_follows_hater</text:p>
          </table:table-cell>
          <table:table-cell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display_only_influence?</text:p>
          </table:table-cell>
          <table:table-cell office:value-type="string" calcext:value-type="string">
            <text:p>n_following_conn_hater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tri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"% hateful nodes"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86" calcext:value-type="float">
            <text:p>1.86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hateful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hateful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"hateful"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0845070422535" calcext:value-type="float">
            <text:p>1.40845070422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36986301369863" calcext:value-type="float">
            <text:p>1.36986301369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987012987013" calcext:value-type="float">
            <text:p>1.2987012987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26582278481013" calcext:value-type="float">
            <text:p>1.26582278481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5" calcext:value-type="float">
            <text:p>1.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1951219512195" calcext:value-type="float">
            <text:p>1.21951219512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20481927710843" calcext:value-type="float">
            <text:p>1.20481927710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17647058823529" calcext:value-type="float">
            <text:p>1.17647058823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16279069767442" calcext:value-type="float">
            <text:p>1.16279069767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14942528735632" calcext:value-type="float">
            <text:p>1.14942528735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13636363636364" calcext:value-type="float">
            <text:p>1.13636363636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12359550561798" calcext:value-type="float">
            <text:p>1.123595505617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0989010989011" calcext:value-type="float">
            <text:p>1.0989010989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8695652173913" calcext:value-type="float">
            <text:p>1.08695652173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752688172043" calcext:value-type="float">
            <text:p>1.0752688172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06382978723404" calcext:value-type="float">
            <text:p>1.06382978723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05263157894737" calcext:value-type="float">
            <text:p>1.05263157894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3092783505155" calcext:value-type="float">
            <text:p>1.030927835051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2040816326531" calcext:value-type="float">
            <text:p>1.02040816326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1010101010101" calcext:value-type="float">
            <text:p>1.01010101010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70873786407767" calcext:value-type="float">
            <text:p>0.9708737864077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43396226415094" calcext:value-type="float">
            <text:p>0.9433962264150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34579439252336" calcext:value-type="float">
            <text:p>0.934579439252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1743119266055" calcext:value-type="float">
            <text:p>0.917431192660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00900900900901" calcext:value-type="float">
            <text:p>0.900900900900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84955752212389" calcext:value-type="float">
            <text:p>0.884955752212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87719298245614" calcext:value-type="float">
            <text:p>0.877192982456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854700854700855" calcext:value-type="float">
            <text:p>0.8547008547008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847457627118644" calcext:value-type="float">
            <text:p>0.847457627118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40336134453782" calcext:value-type="float">
            <text:p>0.8403361344537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826446280991735" calcext:value-type="float">
            <text:p>0.826446280991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19672131147541" calcext:value-type="float">
            <text:p>0.8196721311475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813008130081301" calcext:value-type="float">
            <text:p>0.813008130081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93650793650794" calcext:value-type="float">
            <text:p>0.793650793650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8740157480315" calcext:value-type="float">
            <text:p>0.78740157480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75193798449612" calcext:value-type="float">
            <text:p>0.775193798449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3358778625954" calcext:value-type="float">
            <text:p>0.763358778625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187969924812" calcext:value-type="float">
            <text:p>0.751879699248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46268656716418" calcext:value-type="float">
            <text:p>0.746268656716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2992700729927" calcext:value-type="float">
            <text:p>0.729927007299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2463768115942" calcext:value-type="float">
            <text:p>0.724637681159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19424460431654" calcext:value-type="float">
            <text:p>0.719424460431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09219858156028" calcext:value-type="float">
            <text:p>0.7092198581560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704225352112676" calcext:value-type="float">
            <text:p>0.704225352112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99300699300699" calcext:value-type="float">
            <text:p>0.6993006993006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84931506849315" calcext:value-type="float">
            <text:p>0.684931506849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80272108843537" calcext:value-type="float">
            <text:p>0.6802721088435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75675675675676" calcext:value-type="float">
            <text:p>0.675675675675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71140939597315" calcext:value-type="float">
            <text:p>0.671140939597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62251655629139" calcext:value-type="float">
            <text:p>0.6622516556291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5359477124183" calcext:value-type="float">
            <text:p>0.65359477124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49350649350649" calcext:value-type="float">
            <text:p>0.6493506493506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45161290322581" calcext:value-type="float">
            <text:p>0.645161290322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36942675159236" calcext:value-type="float">
            <text:p>0.636942675159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32911392405063" calcext:value-type="float">
            <text:p>0.632911392405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28930817610063" calcext:value-type="float">
            <text:p>0.628930817610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25" calcext:value-type="float">
            <text:p>0.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2111801242236" calcext:value-type="float">
            <text:p>0.62111801242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17283950617284" calcext:value-type="float">
            <text:p>0.617283950617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13496932515337" calcext:value-type="float">
            <text:p>0.6134969325153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09756097560976" calcext:value-type="float">
            <text:p>0.6097560975609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02409638554217" calcext:value-type="float">
            <text:p>0.6024096385542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98802395209581" calcext:value-type="float">
            <text:p>0.598802395209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95238095238095" calcext:value-type="float">
            <text:p>0.5952380952380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91715976331361" calcext:value-type="float">
            <text:p>0.5917159763313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84795321637427" calcext:value-type="float">
            <text:p>0.584795321637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81395348837209" calcext:value-type="float">
            <text:p>0.5813953488372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78034682080925" calcext:value-type="float">
            <text:p>0.5780346820809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74712643678161" calcext:value-type="float">
            <text:p>0.5747126436781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68181818181818" calcext:value-type="float">
            <text:p>0.5681818181818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64971751412429" calcext:value-type="float">
            <text:p>0.564971751412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61797752808989" calcext:value-type="float">
            <text:p>0.5617977528089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58659217877095" calcext:value-type="float">
            <text:p>0.5586592178770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52486187845304" calcext:value-type="float">
            <text:p>0.552486187845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49450549450549" calcext:value-type="float">
            <text:p>0.549450549450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46448087431694" calcext:value-type="float">
            <text:p>0.5464480874316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43478260869565" calcext:value-type="float">
            <text:p>0.5434782608695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40540540540541" calcext:value-type="float">
            <text:p>0.5405405405405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37634408602151" calcext:value-type="float">
            <text:p>0.5376344086021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3475935828877" calcext:value-type="float">
            <text:p>0.534759358288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31914893617021" calcext:value-type="float">
            <text:p>0.5319148936170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29100529100529" calcext:value-type="float">
            <text:p>0.529100529100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23560209424084" calcext:value-type="float">
            <text:p>0.5235602094240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18134715025907" calcext:value-type="float">
            <text:p>0.518134715025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15463917525773" calcext:value-type="float">
            <text:p>0.5154639175257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02040816326531" calcext:value-type="float">
            <text:p>1.02040816326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01522842639594" calcext:value-type="float">
            <text:p>1.01522842639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01010101010101" calcext:value-type="float">
            <text:p>1.01010101010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00502512562814" calcext:value-type="float">
            <text:p>1.005025125628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502487562189" calcext:value-type="float">
            <text:p>0.995024875621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85436893203883" calcext:value-type="float">
            <text:p>0.4854368932038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83091787439613" calcext:value-type="float">
            <text:p>0.4830917874396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80769230769231" calcext:value-type="float">
            <text:p>0.480769230769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78468899521531" calcext:value-type="float">
            <text:p>0.478468899521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739336492891" calcext:value-type="float">
            <text:p>0.47393364928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71698113207547" calcext:value-type="float">
            <text:p>0.4716981132075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69483568075117" calcext:value-type="float">
            <text:p>0.4694835680751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67289719626168" calcext:value-type="float">
            <text:p>0.467289719626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65116279069767" calcext:value-type="float">
            <text:p>0.4651162790697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62962962962963" calcext:value-type="float">
            <text:p>0.462962962962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60829493087558" calcext:value-type="float">
            <text:p>0.4608294930875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58715596330275" calcext:value-type="float">
            <text:p>0.4587155963302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5662100456621" calcext:value-type="float">
            <text:p>0.45662100456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52488687782805" calcext:value-type="float">
            <text:p>0.452488687782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50450450450451" calcext:value-type="float">
            <text:p>0.45045045045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48430493273543" calcext:value-type="float">
            <text:p>0.448430493273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46428571428571" calcext:value-type="float">
            <text:p>0.446428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42477876106195" calcext:value-type="float">
            <text:p>0.442477876106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40528634361234" calcext:value-type="float">
            <text:p>0.440528634361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3859649122807" calcext:value-type="float">
            <text:p>0.438596491228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73362445414847" calcext:value-type="float">
            <text:p>0.873362445414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865800865800866" calcext:value-type="float">
            <text:p>0.8658008658008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858369098712446" calcext:value-type="float">
            <text:p>0.8583690987124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854700854700855" calcext:value-type="float">
            <text:p>0.8547008547008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851063829787234" calcext:value-type="float">
            <text:p>0.851063829787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847457627118644" calcext:value-type="float">
            <text:p>0.847457627118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843881856540084" calcext:value-type="float">
            <text:p>0.8438818565400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840336134453782" calcext:value-type="float">
            <text:p>0.8403361344537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836820083682008" calcext:value-type="float">
            <text:p>0.836820083682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29875518672199" calcext:value-type="float">
            <text:p>0.8298755186721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26446280991735" calcext:value-type="float">
            <text:p>0.826446280991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823045267489712" calcext:value-type="float">
            <text:p>0.823045267489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819672131147541" calcext:value-type="float">
            <text:p>0.8196721311475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816326530612245" calcext:value-type="float">
            <text:p>0.8163265306122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813008130081301" calcext:value-type="float">
            <text:p>0.813008130081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809716599190283" calcext:value-type="float">
            <text:p>0.809716599190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803212851405622" calcext:value-type="float">
            <text:p>0.8032128514056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96812749003984" calcext:value-type="float">
            <text:p>0.796812749003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93650793650794" calcext:value-type="float">
            <text:p>0.793650793650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790513833992095" calcext:value-type="float">
            <text:p>0.7905138339920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8740157480315" calcext:value-type="float">
            <text:p>0.78740157480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78210116731518" calcext:value-type="float">
            <text:p>0.7782101167315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75193798449612" calcext:value-type="float">
            <text:p>0.775193798449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772200772200772" calcext:value-type="float">
            <text:p>0.772200772200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766283524904215" calcext:value-type="float">
            <text:p>0.7662835249042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763358778625954" calcext:value-type="float">
            <text:p>0.763358778625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760456273764259" calcext:value-type="float">
            <text:p>0.7604562737642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754716981132076" calcext:value-type="float">
            <text:p>0.7547169811320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5187969924812" calcext:value-type="float">
            <text:p>0.751879699248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49063670411985" calcext:value-type="float">
            <text:p>0.7490636704119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746268656716418" calcext:value-type="float">
            <text:p>0.746268656716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43494423791822" calcext:value-type="float">
            <text:p>0.743494423791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738007380073801" calcext:value-type="float">
            <text:p>0.7380073800738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0989010989011" calcext:value-type="float">
            <text:p>1.0989010989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09489051094891" calcext:value-type="float">
            <text:p>1.094890510948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08695652173913" calcext:value-type="float">
            <text:p>1.08695652173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08303249097473" calcext:value-type="float">
            <text:p>1.083032490974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07913669064748" calcext:value-type="float">
            <text:p>1.079136690647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0752688172043" calcext:value-type="float">
            <text:p>1.0752688172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06761565836299" calcext:value-type="float">
            <text:p>1.067615658362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06382978723404" calcext:value-type="float">
            <text:p>1.06382978723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06007067137809" calcext:value-type="float">
            <text:p>1.060070671378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05633802816901" calcext:value-type="float">
            <text:p>1.05633802816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05263157894737" calcext:value-type="float">
            <text:p>1.05263157894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04895104895105" calcext:value-type="float">
            <text:p>1.04895104895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39372822299652" calcext:value-type="float">
            <text:p>1.393728222996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3840830449827" calcext:value-type="float">
            <text:p>1.3840830449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37931034482759" calcext:value-type="float">
            <text:p>1.379310344827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3745704467354" calcext:value-type="float">
            <text:p>1.37457044673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36986301369863" calcext:value-type="float">
            <text:p>1.36986301369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36518771331058" calcext:value-type="float">
            <text:p>1.365187713310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36054421768707" calcext:value-type="float">
            <text:p>1.36054421768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35593220338983" calcext:value-type="float">
            <text:p>1.355932203389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34680134680135" calcext:value-type="float">
            <text:p>1.34680134680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34228187919463" calcext:value-type="float">
            <text:p>1.34228187919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33779264214047" calcext:value-type="float">
            <text:p>1.337792642140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32890365448505" calcext:value-type="float">
            <text:p>1.328903654485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2450331125828" calcext:value-type="float">
            <text:p>1.324503311258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32013201320132" calcext:value-type="float">
            <text:p>1.320132013201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31147540983607" calcext:value-type="float">
            <text:p>1.311475409836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30718954248366" calcext:value-type="float">
            <text:p>1.307189542483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30293159609121" calcext:value-type="float">
            <text:p>1.30293159609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2987012987013" calcext:value-type="float">
            <text:p>1.2987012987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29449838187702" calcext:value-type="float">
            <text:p>1.294498381877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29032258064516" calcext:value-type="float">
            <text:p>1.29032258064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28617363344051" calcext:value-type="float">
            <text:p>1.286173633440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2779552715655" calcext:value-type="float">
            <text:p>1.2779552715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27388535031847" calcext:value-type="float">
            <text:p>1.27388535031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26984126984127" calcext:value-type="float">
            <text:p>1.26984126984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26582278481013" calcext:value-type="float">
            <text:p>1.26582278481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26182965299685" calcext:value-type="float">
            <text:p>1.261829652996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25786163522013" calcext:value-type="float">
            <text:p>1.2578616352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25391849529781" calcext:value-type="float">
            <text:p>1.25391849529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25" calcext:value-type="float">
            <text:p>1.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24610591900312" calcext:value-type="float">
            <text:p>1.246105919003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24223602484472" calcext:value-type="float">
            <text:p>1.24223602484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23839009287926" calcext:value-type="float">
            <text:p>1.23839009287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22699386503067" calcext:value-type="float">
            <text:p>1.226993865030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22324159021407" calcext:value-type="float">
            <text:p>1.223241590214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21951219512195" calcext:value-type="float">
            <text:p>1.21951219512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21580547112462" calcext:value-type="float">
            <text:p>1.215805471124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21212121212121" calcext:value-type="float">
            <text:p>1.21212121212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20845921450151" calcext:value-type="float">
            <text:p>1.208459214501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20481927710843" calcext:value-type="float">
            <text:p>1.20481927710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2012012012012" calcext:value-type="float">
            <text:p>1.201201201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19760479041916" calcext:value-type="float">
            <text:p>1.197604790419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19402985074627" calcext:value-type="float">
            <text:p>1.194029850746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18694362017804" calcext:value-type="float">
            <text:p>1.186943620178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18343195266272" calcext:value-type="float">
            <text:p>1.183431952662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17994100294985" calcext:value-type="float">
            <text:p>1.179941002949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17647058823529" calcext:value-type="float">
            <text:p>1.17647058823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17302052785924" calcext:value-type="float">
            <text:p>1.173020527859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16959064327485" calcext:value-type="float">
            <text:p>1.169590643274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5772594752187" calcext:value-type="float">
            <text:p>1.457725947521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5348837209302" calcext:value-type="float">
            <text:p>1.453488372093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4927536231884" calcext:value-type="float">
            <text:p>1.44927536231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4508670520231" calcext:value-type="float">
            <text:p>1.44508670520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4092219020173" calcext:value-type="float">
            <text:p>1.440922190201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367816091954" calcext:value-type="float">
            <text:p>1.4367816091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3266475644699" calcext:value-type="float">
            <text:p>1.432664756446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2450142450142" calcext:value-type="float">
            <text:p>1.42450142450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2045454545455" calcext:value-type="float">
            <text:p>1.420454545454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1643059490085" calcext:value-type="float">
            <text:p>1.41643059490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1242937853107" calcext:value-type="float">
            <text:p>1.41242937853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0845070422535" calcext:value-type="float">
            <text:p>1.40845070422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0449438202247" calcext:value-type="float">
            <text:p>1.404494382022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0056022408964" calcext:value-type="float">
            <text:p>1.40056022408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39664804469274" calcext:value-type="float">
            <text:p>1.396648044692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39275766016713" calcext:value-type="float">
            <text:p>1.392757660167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38504155124654" calcext:value-type="float">
            <text:p>1.38504155124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38121546961326" calcext:value-type="float">
            <text:p>1.38121546961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37741046831956" calcext:value-type="float">
            <text:p>1.377410468319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37362637362637" calcext:value-type="float">
            <text:p>1.37362637362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36986301369863" calcext:value-type="float">
            <text:p>1.36986301369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36612021857924" calcext:value-type="float">
            <text:p>1.366120218579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36239782016349" calcext:value-type="float">
            <text:p>1.362397820163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35869565217391" calcext:value-type="float">
            <text:p>1.35869565217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3550135501355" calcext:value-type="float">
            <text:p>1.35501355013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34770889487871" calcext:value-type="float">
            <text:p>1.34770889487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34408602150538" calcext:value-type="float">
            <text:p>1.34408602150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34048257372654" calcext:value-type="float">
            <text:p>1.34048257372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33689839572193" calcext:value-type="float">
            <text:p>1.336898395721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32978723404255" calcext:value-type="float">
            <text:p>1.329787234042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3262599469496" calcext:value-type="float">
            <text:p>1.32625994694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32275132275132" calcext:value-type="float">
            <text:p>1.322751322751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31926121372032" calcext:value-type="float">
            <text:p>1.319261213720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31233595800525" calcext:value-type="float">
            <text:p>1.31233595800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30890052356021" calcext:value-type="float">
            <text:p>1.308900523560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30548302872063" calcext:value-type="float">
            <text:p>1.30548302872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30208333333333" calcext:value-type="float">
            <text:p>1.30208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2987012987013" calcext:value-type="float">
            <text:p>1.2987012987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29533678756477" calcext:value-type="float">
            <text:p>1.29533678756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29198966408269" calcext:value-type="float">
            <text:p>1.291989664082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28865979381443" calcext:value-type="float">
            <text:p>1.28865979381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2853470437018" calcext:value-type="float">
            <text:p>1.2853470437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27877237851662" calcext:value-type="float">
            <text:p>1.278772378516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27551020408163" calcext:value-type="float">
            <text:p>1.27551020408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27226463104326" calcext:value-type="float">
            <text:p>1.27226463104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52284263959391" calcext:value-type="float">
            <text:p>1.52284263959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51898734177215" calcext:value-type="float">
            <text:p>1.518987341772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51133501259446" calcext:value-type="float">
            <text:p>1.511335012594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50753768844221" calcext:value-type="float">
            <text:p>1.50753768844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50375939849624" calcext:value-type="float">
            <text:p>1.503759398496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9625935162095" calcext:value-type="float">
            <text:p>1.496259351620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9253731343284" calcext:value-type="float">
            <text:p>1.49253731343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8883374689826" calcext:value-type="float">
            <text:p>1.488833746898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8514851485149" calcext:value-type="float">
            <text:p>1.485148514851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8148148148148" calcext:value-type="float">
            <text:p>1.481481481481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783251231527" calcext:value-type="float">
            <text:p>1.477832512315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420147420147" calcext:value-type="float">
            <text:p>1.47420147420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6699266503668" calcext:value-type="float">
            <text:p>1.466992665036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6341463414634" calcext:value-type="float">
            <text:p>1.46341463414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5985401459854" calcext:value-type="float">
            <text:p>1.459854014598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5631067961165" calcext:value-type="float">
            <text:p>1.45631067961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5278450363196" calcext:value-type="float">
            <text:p>1.45278450363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4927536231884" calcext:value-type="float">
            <text:p>1.44927536231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68674698795181" calcext:value-type="float">
            <text:p>1.686746987951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68269230769231" calcext:value-type="float">
            <text:p>1.68269230769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67865707434053" calcext:value-type="float">
            <text:p>1.678657074340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67464114832536" calcext:value-type="float">
            <text:p>1.674641148325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67064439140811" calcext:value-type="float">
            <text:p>1.67064439140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66270783847981" calcext:value-type="float">
            <text:p>1.66270783847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65876777251185" calcext:value-type="float">
            <text:p>1.65876777251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6548463356974" calcext:value-type="float">
            <text:p>1.65484633569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65094339622642" calcext:value-type="float">
            <text:p>1.65094339622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64319248826291" calcext:value-type="float">
            <text:p>1.643192488262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63551401869159" calcext:value-type="float">
            <text:p>1.63551401869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63170163170163" calcext:value-type="float">
            <text:p>1.63170163170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62790697674419" calcext:value-type="float">
            <text:p>1.62790697674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62412993039443" calcext:value-type="float">
            <text:p>1.62412993039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62037037037037" calcext:value-type="float">
            <text:p>1.62037037037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61662817551963" calcext:value-type="float">
            <text:p>1.61662817551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60919540229885" calcext:value-type="float">
            <text:p>1.609195402298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60550458715596" calcext:value-type="float">
            <text:p>1.605504587155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60183066361556" calcext:value-type="float">
            <text:p>1.60183066361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59817351598174" calcext:value-type="float">
            <text:p>1.598173515981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59453302961276" calcext:value-type="float">
            <text:p>1.59453302961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59090909090909" calcext:value-type="float">
            <text:p>1.59090909090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58371040723982" calcext:value-type="float">
            <text:p>1.583710407239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58013544018059" calcext:value-type="float">
            <text:p>1.58013544018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57657657657658" calcext:value-type="float">
            <text:p>1.576576576576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57303370786517" calcext:value-type="float">
            <text:p>1.573033707865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5695067264574" calcext:value-type="float">
            <text:p>1.56950672645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56599552572707" calcext:value-type="float">
            <text:p>1.56599552572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55902004454343" calcext:value-type="float">
            <text:p>1.559020044543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55210643015521" calcext:value-type="float">
            <text:p>1.552106430155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76991150442478" calcext:value-type="float">
            <text:p>1.769911504424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76600441501104" calcext:value-type="float">
            <text:p>1.76600441501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76211453744493" calcext:value-type="float">
            <text:p>1.762114537444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75824175824176" calcext:value-type="float">
            <text:p>1.75824175824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75438596491228" calcext:value-type="float">
            <text:p>1.75438596491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75054704595186" calcext:value-type="float">
            <text:p>1.75054704595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74672489082969" calcext:value-type="float">
            <text:p>1.746724890829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74291938997821" calcext:value-type="float">
            <text:p>1.742919389978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73913043478261" calcext:value-type="float">
            <text:p>1.739130434782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7353579175705" calcext:value-type="float">
            <text:p>1.73535791757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73160173160173" calcext:value-type="float">
            <text:p>1.731601731601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72786177105832" calcext:value-type="float">
            <text:p>1.72786177105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72413793103448" calcext:value-type="float">
            <text:p>1.72413793103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72043010752688" calcext:value-type="float">
            <text:p>1.720430107526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71673819742489" calcext:value-type="float">
            <text:p>1.71673819742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71306209850107" calcext:value-type="float">
            <text:p>1.71306209850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70940170940171" calcext:value-type="float">
            <text:p>1.70940170940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70575692963753" calcext:value-type="float">
            <text:p>1.705756929637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70212765957447" calcext:value-type="float">
            <text:p>1.70212765957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69851380042463" calcext:value-type="float">
            <text:p>1.69851380042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69491525423729" calcext:value-type="float">
            <text:p>1.69491525423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69133192389006" calcext:value-type="float">
            <text:p>1.69133192389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68776371308017" calcext:value-type="float">
            <text:p>1.68776371308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68421052631579" calcext:value-type="float">
            <text:p>1.684210526315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68067226890756" calcext:value-type="float">
            <text:p>1.680672268907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67714884696017" calcext:value-type="float">
            <text:p>1.67714884696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67364016736402" calcext:value-type="float">
            <text:p>1.67364016736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67014613778706" calcext:value-type="float">
            <text:p>1.670146137787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66320166320166" calcext:value-type="float">
            <text:p>1.663201663201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6597510373444" calcext:value-type="float">
            <text:p>1.6597510373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65631469979296" calcext:value-type="float">
            <text:p>1.65631469979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65289256198347" calcext:value-type="float">
            <text:p>1.65289256198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64948453608247" calcext:value-type="float">
            <text:p>1.649484536082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64609053497942" calcext:value-type="float">
            <text:p>1.646090534979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64271047227926" calcext:value-type="float">
            <text:p>1.64271047227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6359918200409" calcext:value-type="float">
            <text:p>1.63599182004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63265306122449" calcext:value-type="float">
            <text:p>1.63265306122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62932790224033" calcext:value-type="float">
            <text:p>1.629327902240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6260162601626" calcext:value-type="float">
            <text:p>1.6260162601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62271805273834" calcext:value-type="float">
            <text:p>1.62271805273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61943319838057" calcext:value-type="float">
            <text:p>1.619433198380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61616161616162" calcext:value-type="float">
            <text:p>1.616161616161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60965794768612" calcext:value-type="float">
            <text:p>1.60965794768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60642570281125" calcext:value-type="float">
            <text:p>1.60642570281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60320641282565" calcext:value-type="float">
            <text:p>1.603206412825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59680638722555" calcext:value-type="float">
            <text:p>1.59680638722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9362549800797" calcext:value-type="float">
            <text:p>1.593625498007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59045725646123" calcext:value-type="float">
            <text:p>1.59045725646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58415841584158" calcext:value-type="float">
            <text:p>1.58415841584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58102766798419" calcext:value-type="float">
            <text:p>1.58102766798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57790927021696" calcext:value-type="float">
            <text:p>1.57790927021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5748031496063" calcext:value-type="float">
            <text:p>1.5748031496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57170923379175" calcext:value-type="float">
            <text:p>1.571709233791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56862745098039" calcext:value-type="float">
            <text:p>1.568627450980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56555772994129" calcext:value-type="float">
            <text:p>1.56555772994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55945419103314" calcext:value-type="float">
            <text:p>1.559454191033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5642023346304" calcext:value-type="float">
            <text:p>1.55642023346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55339805825243" calcext:value-type="float">
            <text:p>1.553398058252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55038759689923" calcext:value-type="float">
            <text:p>1.55038759689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54738878143133" calcext:value-type="float">
            <text:p>1.54738878143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54440154440154" calcext:value-type="float">
            <text:p>1.54440154440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54142581888247" calcext:value-type="float">
            <text:p>1.541425818882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53550863723608" calcext:value-type="float">
            <text:p>1.535508637236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53256704980843" calcext:value-type="float">
            <text:p>1.53256704980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52963671128107" calcext:value-type="float">
            <text:p>1.52963671128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52671755725191" calcext:value-type="float">
            <text:p>1.52671755725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52380952380952" calcext:value-type="float">
            <text:p>1.523809523809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52091254752852" calcext:value-type="float">
            <text:p>1.52091254752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5180265654649" calcext:value-type="float">
            <text:p>1.51802656546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51228733459357" calcext:value-type="float">
            <text:p>1.51228733459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50943396226415" calcext:value-type="float">
            <text:p>1.50943396226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50659133709981" calcext:value-type="float">
            <text:p>1.50659133709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50375939849624" calcext:value-type="float">
            <text:p>1.503759398496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50093808630394" calcext:value-type="float">
            <text:p>1.500938086303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9812734082397" calcext:value-type="float">
            <text:p>1.498127340823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9532710280374" calcext:value-type="float">
            <text:p>1.495327102803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9253731343284" calcext:value-type="float">
            <text:p>1.49253731343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67597765363129" calcext:value-type="float">
            <text:p>1.67597765363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6728624535316" calcext:value-type="float">
            <text:p>1.67286245353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66975881261596" calcext:value-type="float">
            <text:p>1.669758812615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66358595194085" calcext:value-type="float">
            <text:p>1.66358595194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66051660516605" calcext:value-type="float">
            <text:p>1.660516605166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65745856353591" calcext:value-type="float">
            <text:p>1.65745856353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65441176470588" calcext:value-type="float">
            <text:p>1.654411764705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65137614678899" calcext:value-type="float">
            <text:p>1.651376146788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64835164835165" calcext:value-type="float">
            <text:p>1.64835164835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64533820840951" calcext:value-type="float">
            <text:p>1.645338208409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64233576642336" calcext:value-type="float">
            <text:p>1.64233576642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63339382940109" calcext:value-type="float">
            <text:p>1.63339382940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6304347826087" calcext:value-type="float">
            <text:p>1.6304347826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62748643761302" calcext:value-type="float">
            <text:p>1.627486437613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62454873646209" calcext:value-type="float">
            <text:p>1.624548736462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62162162162162" calcext:value-type="float">
            <text:p>1.621621621621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61870503597122" calcext:value-type="float">
            <text:p>1.618705035971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61579892280072" calcext:value-type="float">
            <text:p>1.61579892280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61001788908766" calcext:value-type="float">
            <text:p>1.610017889087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60714285714286" calcext:value-type="float">
            <text:p>1.60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60427807486631" calcext:value-type="float">
            <text:p>1.60427807486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60142348754448" calcext:value-type="float">
            <text:p>1.60142348754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59857904085258" calcext:value-type="float">
            <text:p>1.59857904085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59574468085106" calcext:value-type="float">
            <text:p>1.59574468085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5929203539823" calcext:value-type="float">
            <text:p>1.59292035398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59010600706714" calcext:value-type="float">
            <text:p>1.59010600706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58450704225352" calcext:value-type="float">
            <text:p>1.584507042253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5817223198594" calcext:value-type="float">
            <text:p>1.5817223198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57618213660245" calcext:value-type="float">
            <text:p>1.576182136602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57342657342657" calcext:value-type="float">
            <text:p>1.573426573426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57068062827225" calcext:value-type="float">
            <text:p>1.570680628272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56794425087108" calcext:value-type="float">
            <text:p>1.56794425087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56521739130435" calcext:value-type="float">
            <text:p>1.56521739130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55979202772964" calcext:value-type="float">
            <text:p>1.55979202772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55709342560554" calcext:value-type="float">
            <text:p>1.55709342560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55440414507772" calcext:value-type="float">
            <text:p>1.55440414507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55172413793103" calcext:value-type="float">
            <text:p>1.55172413793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54905335628227" calcext:value-type="float">
            <text:p>1.54905335628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54639175257732" calcext:value-type="float">
            <text:p>1.54639175257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54373927958834" calcext:value-type="float">
            <text:p>1.54373927958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54109589041096" calcext:value-type="float">
            <text:p>1.54109589041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5358361774744" calcext:value-type="float">
            <text:p>1.53583617747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53321976149915" calcext:value-type="float">
            <text:p>1.533219761499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53061224489796" calcext:value-type="float">
            <text:p>1.530612244897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52801358234295" calcext:value-type="float">
            <text:p>1.52801358234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52542372881356" calcext:value-type="float">
            <text:p>1.525423728813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52284263959391" calcext:value-type="float">
            <text:p>1.52284263959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52027027027027" calcext:value-type="float">
            <text:p>1.520270270270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5177065767285" calcext:value-type="float">
            <text:p>1.5177065767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51260504201681" calcext:value-type="float">
            <text:p>1.51260504201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51006711409396" calcext:value-type="float">
            <text:p>1.51006711409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50753768844221" calcext:value-type="float">
            <text:p>1.50753768844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67224080267559" calcext:value-type="float">
            <text:p>1.67224080267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66944908180301" calcext:value-type="float">
            <text:p>1.66944908180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66389351081531" calcext:value-type="float">
            <text:p>1.66389351081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66112956810631" calcext:value-type="float">
            <text:p>1.66112956810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65837479270315" calcext:value-type="float">
            <text:p>1.65837479270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65562913907285" calcext:value-type="float">
            <text:p>1.65562913907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65289256198347" calcext:value-type="float">
            <text:p>1.65289256198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65016501650165" calcext:value-type="float">
            <text:p>1.65016501650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64744645799012" calcext:value-type="float">
            <text:p>1.64744645799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64473684210526" calcext:value-type="float">
            <text:p>1.644736842105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64203612479475" calcext:value-type="float">
            <text:p>1.64203612479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6366612111293" calcext:value-type="float">
            <text:p>1.63666121112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63398692810458" calcext:value-type="float">
            <text:p>1.63398692810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63132137030995" calcext:value-type="float">
            <text:p>1.631321370309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62866449511401" calcext:value-type="float">
            <text:p>1.628664495114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6260162601626" calcext:value-type="float">
            <text:p>1.6260162601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62337662337662" calcext:value-type="float">
            <text:p>1.623376623376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62074554294976" calcext:value-type="float">
            <text:p>1.620745542949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61812297734628" calcext:value-type="float">
            <text:p>1.618122977346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61550888529887" calcext:value-type="float">
            <text:p>1.615508885298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61030595813205" calcext:value-type="float">
            <text:p>1.61030595813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60771704180064" calcext:value-type="float">
            <text:p>1.607717041800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60513643659711" calcext:value-type="float">
            <text:p>1.605136436597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6025641025641" calcext:value-type="float">
            <text:p>1.6025641025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59744408945687" calcext:value-type="float">
            <text:p>1.597444089456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59489633173844" calcext:value-type="float">
            <text:p>1.594896331738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59235668789809" calcext:value-type="float">
            <text:p>1.592356687898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58982511923688" calcext:value-type="float">
            <text:p>1.589825119236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58478605388273" calcext:value-type="float">
            <text:p>1.58478605388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58227848101266" calcext:value-type="float">
            <text:p>1.582278481012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57977883096367" calcext:value-type="float">
            <text:p>1.57977883096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57728706624606" calcext:value-type="float">
            <text:p>1.577287066246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5748031496063" calcext:value-type="float">
            <text:p>1.5748031496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57232704402516" calcext:value-type="float">
            <text:p>1.57232704402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56985871271586" calcext:value-type="float">
            <text:p>1.569858712715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56739811912226" calcext:value-type="float">
            <text:p>1.56739811912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56494522691706" calcext:value-type="float">
            <text:p>1.564945226917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5600624024961" calcext:value-type="float">
            <text:p>1.56006240249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55763239875389" calcext:value-type="float">
            <text:p>1.55763239875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5552099533437" calcext:value-type="float">
            <text:p>1.5552099533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5527950310559" calcext:value-type="float">
            <text:p>1.5527950310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55038759689923" calcext:value-type="float">
            <text:p>1.55038759689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54798761609907" calcext:value-type="float">
            <text:p>1.54798761609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54559505409583" calcext:value-type="float">
            <text:p>1.54559505409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54320987654321" calcext:value-type="float">
            <text:p>1.54320987654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54083204930663" calcext:value-type="float">
            <text:p>1.540832049306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53609831029186" calcext:value-type="float">
            <text:p>1.53609831029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53374233128834" calcext:value-type="float">
            <text:p>1.53374233128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53139356814701" calcext:value-type="float">
            <text:p>1.53139356814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52905198776758" calcext:value-type="float">
            <text:p>1.52905198776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52671755725191" calcext:value-type="float">
            <text:p>1.52671755725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52439024390244" calcext:value-type="float">
            <text:p>1.52439024390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5220700152207" calcext:value-type="float">
            <text:p>1.5220700152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51975683890578" calcext:value-type="float">
            <text:p>1.51975683890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51745068285281" calcext:value-type="float">
            <text:p>1.517450682852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51285930408472" calcext:value-type="float">
            <text:p>1.51285930408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51057401812689" calcext:value-type="float">
            <text:p>1.510574018126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50829562594268" calcext:value-type="float">
            <text:p>1.50829562594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50602409638554" calcext:value-type="float">
            <text:p>1.50602409638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50375939849624" calcext:value-type="float">
            <text:p>1.503759398496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5015015015015" calcext:value-type="float">
            <text:p>1.5015015015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9925037481259" calcext:value-type="float">
            <text:p>1.499250374812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9700598802395" calcext:value-type="float">
            <text:p>1.497005988023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9476831091181" calcext:value-type="float">
            <text:p>1.494768310911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9253731343284" calcext:value-type="float">
            <text:p>1.49253731343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63690476190476" calcext:value-type="float">
            <text:p>1.63690476190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63447251114413" calcext:value-type="float">
            <text:p>1.634472511144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63204747774481" calcext:value-type="float">
            <text:p>1.632047477744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62962962962963" calcext:value-type="float">
            <text:p>1.62962962962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62721893491124" calcext:value-type="float">
            <text:p>1.62721893491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62481536189069" calcext:value-type="float">
            <text:p>1.62481536189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62241887905605" calcext:value-type="float">
            <text:p>1.622418879056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620029455081" calcext:value-type="float">
            <text:p>1.6200294550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61764705882353" calcext:value-type="float">
            <text:p>1.61764705882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61527165932452" calcext:value-type="float">
            <text:p>1.61527165932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61054172767204" calcext:value-type="float">
            <text:p>1.610541727672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60818713450292" calcext:value-type="float">
            <text:p>1.608187134502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60583941605839" calcext:value-type="float">
            <text:p>1.605839416058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60349854227405" calcext:value-type="float">
            <text:p>1.603498542274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60116448326055" calcext:value-type="float">
            <text:p>1.601164483260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59883720930233" calcext:value-type="float">
            <text:p>1.59883720930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59651669085631" calcext:value-type="float">
            <text:p>1.59651669085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59420289855072" calcext:value-type="float">
            <text:p>1.59420289855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59189580318379" calcext:value-type="float">
            <text:p>1.59189580318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58959537572254" calcext:value-type="float">
            <text:p>1.58959537572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5850144092219" calcext:value-type="float">
            <text:p>1.5850144092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58273381294964" calcext:value-type="float">
            <text:p>1.58273381294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58045977011494" calcext:value-type="float">
            <text:p>1.580459770114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57819225251076" calcext:value-type="float">
            <text:p>1.578192252510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57593123209169" calcext:value-type="float">
            <text:p>1.575931232091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57367668097282" calcext:value-type="float">
            <text:p>1.573676680972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56918687589158" calcext:value-type="float">
            <text:p>1.56918687589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56695156695157" calcext:value-type="float">
            <text:p>1.566951566951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5647226173542" calcext:value-type="float">
            <text:p>1.56472261735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56028368794326" calcext:value-type="float">
            <text:p>1.56028368794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55807365439093" calcext:value-type="float">
            <text:p>1.55807365439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55586987270156" calcext:value-type="float">
            <text:p>1.55586987270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55367231638418" calcext:value-type="float">
            <text:p>1.55367231638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55148095909732" calcext:value-type="float">
            <text:p>1.55148095909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54929577464789" calcext:value-type="float">
            <text:p>1.549295774647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54711673699015" calcext:value-type="float">
            <text:p>1.54711673699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54494382022472" calcext:value-type="float">
            <text:p>1.54494382022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54277699859748" calcext:value-type="float">
            <text:p>1.542776998597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5406162464986" calcext:value-type="float">
            <text:p>1.5406162464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53631284916201" calcext:value-type="float">
            <text:p>1.53631284916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53417015341702" calcext:value-type="float">
            <text:p>1.534170153417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53203342618384" calcext:value-type="float">
            <text:p>1.532033426183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52990264255911" calcext:value-type="float">
            <text:p>1.529902642559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52777777777778" calcext:value-type="float">
            <text:p>1.52777777777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52565880721221" calcext:value-type="float">
            <text:p>1.52565880721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52354570637119" calcext:value-type="float">
            <text:p>1.52354570637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6597510373444" calcext:value-type="float">
            <text:p>1.6597510373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65745856353591" calcext:value-type="float">
            <text:p>1.65745856353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6551724137931" calcext:value-type="float">
            <text:p>1.65517241379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65289256198347" calcext:value-type="float">
            <text:p>1.65289256198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65061898211829" calcext:value-type="float">
            <text:p>1.650618982118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64835164835165" calcext:value-type="float">
            <text:p>1.64835164835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64609053497942" calcext:value-type="float">
            <text:p>1.646090534979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64383561643836" calcext:value-type="float">
            <text:p>1.643835616438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64158686730506" calcext:value-type="float">
            <text:p>1.641586867305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63710777626194" calcext:value-type="float">
            <text:p>1.637107776261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63487738419619" calcext:value-type="float">
            <text:p>1.63487738419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7687074829932" calcext:value-type="float">
            <text:p>1.76870748299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76630434782609" calcext:value-type="float">
            <text:p>1.766304347826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76390773405699" calcext:value-type="float">
            <text:p>1.763907734056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76151761517615" calcext:value-type="float">
            <text:p>1.761517615176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75913396481732" calcext:value-type="float">
            <text:p>1.75913396481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75675675675676" calcext:value-type="float">
            <text:p>1.75675675675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75438596491228" calcext:value-type="float">
            <text:p>1.75438596491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75202156334232" calcext:value-type="float">
            <text:p>1.752021563342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74966352624495" calcext:value-type="float">
            <text:p>1.749663526244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74731182795699" calcext:value-type="float">
            <text:p>1.747311827956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74496644295302" calcext:value-type="float">
            <text:p>1.744966442953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7426273458445" calcext:value-type="float">
            <text:p>1.7426273458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74029451137885" calcext:value-type="float">
            <text:p>1.740294511378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7379679144385" calcext:value-type="float">
            <text:p>1.7379679144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73564753004005" calcext:value-type="float">
            <text:p>1.73564753004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73102529960053" calcext:value-type="float">
            <text:p>1.731025299600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72872340425532" calcext:value-type="float">
            <text:p>1.728723404255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72642762284197" calcext:value-type="float">
            <text:p>1.72642762284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72413793103448" calcext:value-type="float">
            <text:p>1.72413793103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72185430463576" calcext:value-type="float">
            <text:p>1.72185430463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71957671957672" calcext:value-type="float">
            <text:p>1.719576719576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71730515191546" calcext:value-type="float">
            <text:p>1.717305151915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71503957783641" calcext:value-type="float">
            <text:p>1.71503957783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71277997364954" calcext:value-type="float">
            <text:p>1.71277997364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71052631578947" calcext:value-type="float">
            <text:p>1.710526315789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70827858081472" calcext:value-type="float">
            <text:p>1.70827858081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70603674540682" calcext:value-type="float">
            <text:p>1.706036745406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70380078636959" calcext:value-type="float">
            <text:p>1.703800786369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70157068062827" calcext:value-type="float">
            <text:p>1.70157068062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69934640522876" calcext:value-type="float">
            <text:p>1.69934640522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69712793733681" calcext:value-type="float">
            <text:p>1.69712793733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69491525423729" calcext:value-type="float">
            <text:p>1.69491525423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69270833333333" calcext:value-type="float">
            <text:p>1.692708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69050715214564" calcext:value-type="float">
            <text:p>1.690507152145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68831168831169" calcext:value-type="float">
            <text:p>1.688311688311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68612191958495" calcext:value-type="float">
            <text:p>1.686121919584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6839378238342" calcext:value-type="float">
            <text:p>1.68393782383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68175937904269" calcext:value-type="float">
            <text:p>1.681759379042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67958656330749" calcext:value-type="float">
            <text:p>1.679586563307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67741935483871" calcext:value-type="float">
            <text:p>1.67741935483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67525773195876" calcext:value-type="float">
            <text:p>1.67525773195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67310167310167" calcext:value-type="float">
            <text:p>1.67310167310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67095115681234" calcext:value-type="float">
            <text:p>1.67095115681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66880616174583" calcext:value-type="float">
            <text:p>1.66880616174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79257362355954" calcext:value-type="float">
            <text:p>1.79257362355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79028132992327" calcext:value-type="float">
            <text:p>1.79028132992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78799489144317" calcext:value-type="float">
            <text:p>1.78799489144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78571428571429" calcext:value-type="float">
            <text:p>1.7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78343949044586" calcext:value-type="float">
            <text:p>1.783439490445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78117048346056" calcext:value-type="float">
            <text:p>1.78117048346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77890724269377" calcext:value-type="float">
            <text:p>1.778907242693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77664974619289" calcext:value-type="float">
            <text:p>1.776649746192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7743979721166" calcext:value-type="float">
            <text:p>1.77439797211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77215189873418" calcext:value-type="float">
            <text:p>1.77215189873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76991150442478" calcext:value-type="float">
            <text:p>1.769911504424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76767676767677" calcext:value-type="float">
            <text:p>1.767676767676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76544766708701" calcext:value-type="float">
            <text:p>1.76544766708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7632241813602" calcext:value-type="float">
            <text:p>1.7632241813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76100628930818" calcext:value-type="float">
            <text:p>1.761006289308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75879396984925" calcext:value-type="float">
            <text:p>1.758793969849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75658720200753" calcext:value-type="float">
            <text:p>1.756587202007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75438596491228" calcext:value-type="float">
            <text:p>1.75438596491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75219023779725" calcext:value-type="float">
            <text:p>1.752190237797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7478152309613" calcext:value-type="float">
            <text:p>1.74781523096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74563591022444" calcext:value-type="float">
            <text:p>1.74563591022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74346201743462" calcext:value-type="float">
            <text:p>1.743462017434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74129353233831" calcext:value-type="float">
            <text:p>1.741293532338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73913043478261" calcext:value-type="float">
            <text:p>1.739130434782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73697270471464" calcext:value-type="float">
            <text:p>1.736972704714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73482032218092" calcext:value-type="float">
            <text:p>1.734820322180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73267326732673" calcext:value-type="float">
            <text:p>1.732673267326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73053152039555" calcext:value-type="float">
            <text:p>1.73053152039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7283950617284" calcext:value-type="float">
            <text:p>1.7283950617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72626387176326" calcext:value-type="float">
            <text:p>1.72626387176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72413793103448" calcext:value-type="float">
            <text:p>1.72413793103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7220172201722" calcext:value-type="float">
            <text:p>1.72201722017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71990171990172" calcext:value-type="float">
            <text:p>1.719901719901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71779141104294" calcext:value-type="float">
            <text:p>1.717791411042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7156862745098" calcext:value-type="float">
            <text:p>1.7156862745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71358629130967" calcext:value-type="float">
            <text:p>1.713586291309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71149144254279" calcext:value-type="float">
            <text:p>1.711491442542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70940170940171" calcext:value-type="float">
            <text:p>1.70940170940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70731707317073" calcext:value-type="float">
            <text:p>1.707317073170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70523751522534" calcext:value-type="float">
            <text:p>1.705237515225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70316301703163" calcext:value-type="float">
            <text:p>1.70316301703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70109356014581" calcext:value-type="float">
            <text:p>1.70109356014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69902912621359" calcext:value-type="float">
            <text:p>1.699029126213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6969696969697" calcext:value-type="float">
            <text:p>1.6969696969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69491525423729" calcext:value-type="float">
            <text:p>1.69491525423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69286577992745" calcext:value-type="float">
            <text:p>1.69286577992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69082125603865" calcext:value-type="float">
            <text:p>1.690821256038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68878166465621" calcext:value-type="float">
            <text:p>1.68878166465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68674698795181" calcext:value-type="float">
            <text:p>1.686746987951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68471720818291" calcext:value-type="float">
            <text:p>1.684717208182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68269230769231" calcext:value-type="float">
            <text:p>1.68269230769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68067226890756" calcext:value-type="float">
            <text:p>1.680672268907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67865707434053" calcext:value-type="float">
            <text:p>1.678657074340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67664670658683" calcext:value-type="float">
            <text:p>1.676646706586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67464114832536" calcext:value-type="float">
            <text:p>1.674641148325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6726403823178" calcext:value-type="float">
            <text:p>1.6726403823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67064439140811" calcext:value-type="float">
            <text:p>1.67064439140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66865315852205" calcext:value-type="float">
            <text:p>1.66865315852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66468489892985" calcext:value-type="float">
            <text:p>1.664684898929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66270783847981" calcext:value-type="float">
            <text:p>1.66270783847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66073546856465" calcext:value-type="float">
            <text:p>1.660735468564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65876777251185" calcext:value-type="float">
            <text:p>1.65876777251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65680473372781" calcext:value-type="float">
            <text:p>1.65680473372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6548463356974" calcext:value-type="float">
            <text:p>1.65484633569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65289256198347" calcext:value-type="float">
            <text:p>1.65289256198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65094339622642" calcext:value-type="float">
            <text:p>1.65094339622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6489988221437" calcext:value-type="float">
            <text:p>1.6489988221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64512338425382" calcext:value-type="float">
            <text:p>1.64512338425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64319248826291" calcext:value-type="float">
            <text:p>1.643192488262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64126611957796" calcext:value-type="float">
            <text:p>1.641266119577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6374269005848" calcext:value-type="float">
            <text:p>1.63742690058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63551401869159" calcext:value-type="float">
            <text:p>1.63551401869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63360560093349" calcext:value-type="float">
            <text:p>1.633605600933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63170163170163" calcext:value-type="float">
            <text:p>1.63170163170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62980209545984" calcext:value-type="float">
            <text:p>1.62980209545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62790697674419" calcext:value-type="float">
            <text:p>1.62790697674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6260162601626" calcext:value-type="float">
            <text:p>1.6260162601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62412993039443" calcext:value-type="float">
            <text:p>1.62412993039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62224797219003" calcext:value-type="float">
            <text:p>1.62224797219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62037037037037" calcext:value-type="float">
            <text:p>1.62037037037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61849710982659" calcext:value-type="float">
            <text:p>1.618497109826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61662817551963" calcext:value-type="float">
            <text:p>1.61662817551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61476355247982" calcext:value-type="float">
            <text:p>1.614763552479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61104718066743" calcext:value-type="float">
            <text:p>1.61104718066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60919540229885" calcext:value-type="float">
            <text:p>1.609195402298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60734787600459" calcext:value-type="float">
            <text:p>1.60734787600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60550458715596" calcext:value-type="float">
            <text:p>1.605504587155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60366552119129" calcext:value-type="float">
            <text:p>1.60366552119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60183066361556" calcext:value-type="float">
            <text:p>1.60183066361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59817351598174" calcext:value-type="float">
            <text:p>1.598173515981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5963511972634" calcext:value-type="float">
            <text:p>1.5963511972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59453302961276" calcext:value-type="float">
            <text:p>1.59453302961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59271899886234" calcext:value-type="float">
            <text:p>1.59271899886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59090909090909" calcext:value-type="float">
            <text:p>1.59090909090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58910329171396" calcext:value-type="float">
            <text:p>1.58910329171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58550396375991" calcext:value-type="float">
            <text:p>1.585503963759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58371040723982" calcext:value-type="float">
            <text:p>1.583710407239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5819209039548" calcext:value-type="float">
            <text:p>1.58192090395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58013544018059" calcext:value-type="float">
            <text:p>1.58013544018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57835400225479" calcext:value-type="float">
            <text:p>1.578354002254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57657657657658" calcext:value-type="float">
            <text:p>1.576576576576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5748031496063" calcext:value-type="float">
            <text:p>1.5748031496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68539325842697" calcext:value-type="float">
            <text:p>1.68539325842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68350168350168" calcext:value-type="float">
            <text:p>1.68350168350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68161434977578" calcext:value-type="float">
            <text:p>1.68161434977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67973124300112" calcext:value-type="float">
            <text:p>1.67973124300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67785234899329" calcext:value-type="float">
            <text:p>1.677852348993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67597765363129" calcext:value-type="float">
            <text:p>1.67597765363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67410714285714" calcext:value-type="float">
            <text:p>1.67410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67224080267559" calcext:value-type="float">
            <text:p>1.67224080267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67037861915367" calcext:value-type="float">
            <text:p>1.67037861915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66852057842047" calcext:value-type="float">
            <text:p>1.668520578420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66481687014428" calcext:value-type="float">
            <text:p>1.66481687014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6629711751663" calcext:value-type="float">
            <text:p>1.66297117516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66112956810631" calcext:value-type="float">
            <text:p>1.66112956810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65929203539823" calcext:value-type="float">
            <text:p>1.659292035398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65745856353591" calcext:value-type="float">
            <text:p>1.65745856353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65562913907285" calcext:value-type="float">
            <text:p>1.65562913907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65380374862183" calcext:value-type="float">
            <text:p>1.65380374862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65198237885463" calcext:value-type="float">
            <text:p>1.65198237885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65016501650165" calcext:value-type="float">
            <text:p>1.65016501650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64835164835165" calcext:value-type="float">
            <text:p>1.64835164835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64654226125137" calcext:value-type="float">
            <text:p>1.646542261251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64473684210526" calcext:value-type="float">
            <text:p>1.644736842105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64293537787514" calcext:value-type="float">
            <text:p>1.642935377875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64113785557987" calcext:value-type="float">
            <text:p>1.641137855579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63755458515284" calcext:value-type="float">
            <text:p>1.63755458515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63576881134133" calcext:value-type="float">
            <text:p>1.63576881134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63398692810458" calcext:value-type="float">
            <text:p>1.63398692810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63220892274211" calcext:value-type="float">
            <text:p>1.632208922742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6304347826087" calcext:value-type="float">
            <text:p>1.6304347826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62866449511401" calcext:value-type="float">
            <text:p>1.628664495114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62689804772234" calcext:value-type="float">
            <text:p>1.62689804772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62513542795233" calcext:value-type="float">
            <text:p>1.62513542795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62337662337662" calcext:value-type="float">
            <text:p>1.623376623376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62162162162162" calcext:value-type="float">
            <text:p>1.621621621621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61987041036717" calcext:value-type="float">
            <text:p>1.619870410367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61812297734628" calcext:value-type="float">
            <text:p>1.618122977346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61637931034483" calcext:value-type="float">
            <text:p>1.616379310344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61463939720129" calcext:value-type="float">
            <text:p>1.61463939720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61117078410311" calcext:value-type="float">
            <text:p>1.611170784103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60944206008584" calcext:value-type="float">
            <text:p>1.60944206008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60771704180064" calcext:value-type="float">
            <text:p>1.607717041800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60599571734475" calcext:value-type="float">
            <text:p>1.60599571734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60427807486631" calcext:value-type="float">
            <text:p>1.60427807486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6025641025641" calcext:value-type="float">
            <text:p>1.6025641025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6008537886873" calcext:value-type="float">
            <text:p>1.60085378868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59914712153518" calcext:value-type="float">
            <text:p>1.599147121535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59744408945687" calcext:value-type="float">
            <text:p>1.597444089456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59574468085106" calcext:value-type="float">
            <text:p>1.59574468085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59404888416578" calcext:value-type="float">
            <text:p>1.59404888416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59235668789809" calcext:value-type="float">
            <text:p>1.592356687898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59066808059385" calcext:value-type="float">
            <text:p>1.59066808059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58898305084746" calcext:value-type="float">
            <text:p>1.588983050847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58562367864693" calcext:value-type="float">
            <text:p>1.58562367864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58394931362196" calcext:value-type="float">
            <text:p>1.58394931362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58227848101266" calcext:value-type="float">
            <text:p>1.582278481012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58061116965227" calcext:value-type="float">
            <text:p>1.58061116965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57728706624606" calcext:value-type="float">
            <text:p>1.577287066246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57563025210084" calcext:value-type="float">
            <text:p>1.575630252100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57397691500525" calcext:value-type="float">
            <text:p>1.57397691500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57232704402516" calcext:value-type="float">
            <text:p>1.57232704402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57068062827225" calcext:value-type="float">
            <text:p>1.570680628272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56903765690377" calcext:value-type="float">
            <text:p>1.569037656903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56739811912226" calcext:value-type="float">
            <text:p>1.56739811912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56576200417537" calcext:value-type="float">
            <text:p>1.565762004175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56412930135558" calcext:value-type="float">
            <text:p>1.564129301355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56087408949011" calcext:value-type="float">
            <text:p>1.56087408949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55925155925156" calcext:value-type="float">
            <text:p>1.55925155925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55763239875389" calcext:value-type="float">
            <text:p>1.55763239875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55601659751037" calcext:value-type="float">
            <text:p>1.55601659751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55440414507772" calcext:value-type="float">
            <text:p>1.55440414507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5527950310559" calcext:value-type="float">
            <text:p>1.5527950310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5511892450879" calcext:value-type="float">
            <text:p>1.55118924508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5495867768595" calcext:value-type="float">
            <text:p>1.5495867768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54798761609907" calcext:value-type="float">
            <text:p>1.54798761609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54639175257732" calcext:value-type="float">
            <text:p>1.54639175257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54479917610711" calcext:value-type="float">
            <text:p>1.544799176107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54320987654321" calcext:value-type="float">
            <text:p>1.54320987654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54162384378212" calcext:value-type="float">
            <text:p>1.54162384378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54004106776181" calcext:value-type="float">
            <text:p>1.540041067761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53688524590164" calcext:value-type="float">
            <text:p>1.536885245901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5353121801433" calcext:value-type="float">
            <text:p>1.5353121801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53374233128834" calcext:value-type="float">
            <text:p>1.53374233128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53217568947906" calcext:value-type="float">
            <text:p>1.532175689479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53061224489796" calcext:value-type="float">
            <text:p>1.530612244897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52905198776758" calcext:value-type="float">
            <text:p>1.52905198776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52749490835031" calcext:value-type="float">
            <text:p>1.527494908350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52594099694812" calcext:value-type="float">
            <text:p>1.525940996948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52439024390244" calcext:value-type="float">
            <text:p>1.52439024390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52284263959391" calcext:value-type="float">
            <text:p>1.52284263959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52129817444219" calcext:value-type="float">
            <text:p>1.52129817444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51975683890578" calcext:value-type="float">
            <text:p>1.51975683890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51821862348178" calcext:value-type="float">
            <text:p>1.51821862348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51668351870576" calcext:value-type="float">
            <text:p>1.51668351870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51362260343088" calcext:value-type="float">
            <text:p>1.513622603430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51209677419355" calcext:value-type="float">
            <text:p>1.512096774193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51057401812689" calcext:value-type="float">
            <text:p>1.510574018126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50905432595573" calcext:value-type="float">
            <text:p>1.509054325955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50753768844221" calcext:value-type="float">
            <text:p>1.50753768844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50602409638554" calcext:value-type="float">
            <text:p>1.50602409638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50451354062187" calcext:value-type="float">
            <text:p>1.504513540621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50300601202405" calcext:value-type="float">
            <text:p>1.503006012024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5015015015015" calcext:value-type="float">
            <text:p>1.5015015015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01:02:47.809253884</dc:date>
    <meta:editing-duration>PT14M8S</meta:editing-duration>
    <meta:editing-cycles>3</meta:editing-cycles>
    <meta:generator>LibreOffice/6.4.6.2$Linux_X86_64 LibreOffice_project/40$Build-2</meta:generator>
    <meta:document-statistic meta:table-count="1" meta:cell-count="41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network_growth % hateful nodes_0_1000'.A18:'network_growth % hateful nodes_0_1000'.B1019" svg:x="1.331cm" svg:y="0.18cm" svg:width="14.349cm" svg:height="7.659cm">
          <chartooo:coordinate-region svg:x="2.058cm" svg:y="0.379cm" svg:width="13.25cm" svg:height="6.813cm"/>
          <chart:axis chart:dimension="x" chart:name="primary-x" chart:style-name="ch3">
            <chart:title svg:x="7.945cm" svg:y="8.019cm" chart:style-name="ch4">
              <text:p>rounds</text:p>
            </chart:title>
          </chart:axis>
          <chart:axis chart:dimension="y" chart:name="primary-y" chart:style-name="ch3">
            <chart:title svg:x="0.451cm" svg:y="5.178cm" chart:style-name="ch5">
              <text:p>% hateful users</text:p>
            </chart:title>
            <chart:grid chart:style-name="ch6" chart:class="major"/>
          </chart:axis>
          <chart:series chart:style-name="ch7" chart:values-cell-range-address="'network_growth % hateful nodes_0_1000'.B18:'network_growth % hateful nodes_0_1000'.B1019" chart:class="chart:scatter">
            <chart:domain table:cell-range-address="'network_growth % hateful nodes_0_1000'.A18:'network_growth % hateful nodes_0_1000'.A1019"/>
            <chart:data-point chart:repeated="10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etwork_growth % hateful nodes_0_1000'.A18:'network_growth % hateful nodes_0_1000'.A1019</svg:desc>
                </draw:g>
              </table:table-cell>
              <table:table-cell office:value-type="float" office:value="0">
                <text:p>0</text:p>
                <draw:g>
                  <svg:desc>'network_growth % hateful nodes_0_1000'.B18:'network_growth % hateful nodes_0_1000'.B10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20481927710843">
                <text:p>1.204819277108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16279069767442">
                <text:p>1.16279069767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.14942528735632">
                <text:p>1.149425287356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13636363636364">
                <text:p>1.13636363636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12359550561798">
                <text:p>1.123595505617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08695652173913">
                <text:p>1.086956521739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0752688172043">
                <text:p>1.07526881720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06382978723404">
                <text:p>1.063829787234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.05263157894737">
                <text:p>1.052631578947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04166666666667">
                <text:p>1.041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.03092783505155">
                <text:p>1.03092783505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.02040816326531">
                <text:p>1.02040816326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01010101010101">
                <text:p>1.010101010101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970873786407767">
                <text:p>0.970873786407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943396226415094">
                <text:p>0.9433962264150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934579439252336">
                <text:p>0.934579439252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91743119266055">
                <text:p>0.91743119266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900900900900901">
                <text:p>0.9009009009009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87719298245614">
                <text:p>0.877192982456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854700854700855">
                <text:p>0.8547008547008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819672131147541">
                <text:p>0.8196721311475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813008130081301">
                <text:p>0.8130081300813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75187969924812">
                <text:p>0.75187969924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746268656716418">
                <text:p>0.746268656716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72463768115942">
                <text:p>0.724637681159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719424460431654">
                <text:p>0.7194244604316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709219858156028">
                <text:p>0.7092198581560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704225352112676">
                <text:p>0.7042253521126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684931506849315">
                <text:p>0.6849315068493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65359477124183">
                <text:p>0.653594771241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649350649350649">
                <text:p>0.6493506493506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636942675159236">
                <text:p>0.6369426751592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628930817610063">
                <text:p>0.6289308176100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62111801242236">
                <text:p>0.621118012422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617283950617284">
                <text:p>0.6172839506172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613496932515337">
                <text:p>0.6134969325153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609756097560976">
                <text:p>0.6097560975609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602409638554217">
                <text:p>0.6024096385542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591715976331361">
                <text:p>0.5917159763313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584795321637427">
                <text:p>0.5847953216374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581395348837209">
                <text:p>0.5813953488372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578034682080925">
                <text:p>0.5780346820809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568181818181818">
                <text:p>0.5681818181818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564971751412429">
                <text:p>0.564971751412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561797752808989">
                <text:p>0.5617977528089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558659217877095">
                <text:p>0.5586592178770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549450549450549">
                <text:p>0.5494505494505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546448087431694">
                <text:p>0.5464480874316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543478260869565">
                <text:p>0.5434782608695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537634408602151">
                <text:p>0.5376344086021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53475935828877">
                <text:p>0.534759358288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531914893617021">
                <text:p>0.531914893617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529100529100529">
                <text:p>0.529100529100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523560209424084">
                <text:p>0.5235602094240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518134715025907">
                <text:p>0.5181347150259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515463917525773">
                <text:p>0.5154639175257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02040816326531">
                <text:p>1.020408163265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01522842639594">
                <text:p>1.015228426395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01010101010101">
                <text:p>1.010101010101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.00502512562814">
                <text:p>1.005025125628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99502487562189">
                <text:p>0.995024875621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985221674876847">
                <text:p>0.9852216748768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485436893203883">
                <text:p>0.4854368932038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483091787439613">
                <text:p>0.483091787439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480769230769231">
                <text:p>0.4807692307692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478468899521531">
                <text:p>0.4784688995215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4739336492891">
                <text:p>0.47393364928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471698113207547">
                <text:p>0.4716981132075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469483568075117">
                <text:p>0.4694835680751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467289719626168">
                <text:p>0.4672897196261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465116279069767">
                <text:p>0.4651162790697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460829493087558">
                <text:p>0.4608294930875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458715596330275">
                <text:p>0.4587155963302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45662100456621">
                <text:p>0.456621004566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452488687782805">
                <text:p>0.452488687782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450450450450451">
                <text:p>0.4504504504504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448430493273543">
                <text:p>0.4484304932735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446428571428571">
                <text:p>0.4464285714285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442477876106195">
                <text:p>0.4424778761061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43859649122807">
                <text:p>0.438596491228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873362445414847">
                <text:p>0.8733624454148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865800865800866">
                <text:p>0.8658008658008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858369098712446">
                <text:p>0.8583690987124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854700854700855">
                <text:p>0.8547008547008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851063829787234">
                <text:p>0.8510638297872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843881856540084">
                <text:p>0.8438818565400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836820083682008">
                <text:p>0.8368200836820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829875518672199">
                <text:p>0.8298755186721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823045267489712">
                <text:p>0.8230452674897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819672131147541">
                <text:p>0.8196721311475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816326530612245">
                <text:p>0.816326530612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813008130081301">
                <text:p>0.8130081300813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809716599190283">
                <text:p>0.8097165991902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803212851405622">
                <text:p>0.8032128514056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796812749003984">
                <text:p>0.7968127490039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790513833992095">
                <text:p>0.7905138339920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778210116731518">
                <text:p>0.7782101167315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772200772200772">
                <text:p>0.7722007722007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766283524904215">
                <text:p>0.7662835249042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760456273764259">
                <text:p>0.7604562737642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754716981132076">
                <text:p>0.7547169811320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75187969924812">
                <text:p>0.751879699248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749063670411985">
                <text:p>0.7490636704119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746268656716418">
                <text:p>0.7462686567164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743494423791822">
                <text:p>0.7434944237918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738007380073801">
                <text:p>0.7380073800738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.09489051094891">
                <text:p>1.094890510948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.08695652173913">
                <text:p>1.086956521739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.08303249097473">
                <text:p>1.083032490974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.07913669064748">
                <text:p>1.079136690647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.0752688172043">
                <text:p>1.07526881720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.07142857142857">
                <text:p>1.071428571428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.06761565836299">
                <text:p>1.067615658362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.06382978723404">
                <text:p>1.063829787234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.06007067137809">
                <text:p>1.06007067137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.05633802816901">
                <text:p>1.056338028169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.05263157894737">
                <text:p>1.052631578947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.04895104895105">
                <text:p>1.04895104895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.39372822299652">
                <text:p>1.393728222996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.3840830449827">
                <text:p>1.38408304498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.37931034482759">
                <text:p>1.379310344827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.3745704467354">
                <text:p>1.37457044673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.36518771331058">
                <text:p>1.365187713310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.36054421768707">
                <text:p>1.360544217687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.35593220338983">
                <text:p>1.355932203389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.34680134680135">
                <text:p>1.346801346801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.34228187919463">
                <text:p>1.342281879194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.33779264214047">
                <text:p>1.337792642140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.32890365448505">
                <text:p>1.328903654485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.32450331125828">
                <text:p>1.324503311258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.32013201320132">
                <text:p>1.320132013201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.30718954248366">
                <text:p>1.307189542483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.30293159609121">
                <text:p>1.302931596091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.29449838187702">
                <text:p>1.294498381877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.28617363344051">
                <text:p>1.286173633440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.2779552715655">
                <text:p>1.27795527156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.27388535031847">
                <text:p>1.273885350318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.26984126984127">
                <text:p>1.269841269841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.26182965299685">
                <text:p>1.261829652996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.25786163522013">
                <text:p>1.257861635220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.25391849529781">
                <text:p>1.253918495297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.24610591900312">
                <text:p>1.246105919003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.24223602484472">
                <text:p>1.242236024844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.23839009287926">
                <text:p>1.238390092879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.22699386503067">
                <text:p>1.226993865030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.22324159021407">
                <text:p>1.223241590214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.21580547112462">
                <text:p>1.215805471124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.21212121212121">
                <text:p>1.212121212121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.20845921450151">
                <text:p>1.208459214501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.20481927710843">
                <text:p>1.204819277108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.2012012012012">
                <text:p>1.20120120120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.19760479041916">
                <text:p>1.197604790419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.19402985074627">
                <text:p>1.194029850746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.18694362017804">
                <text:p>1.186943620178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.18343195266272">
                <text:p>1.183431952662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.17994100294985">
                <text:p>1.179941002949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.17302052785924">
                <text:p>1.173020527859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.16959064327485">
                <text:p>1.16959064327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.45772594752187">
                <text:p>1.457725947521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.45348837209302">
                <text:p>1.453488372093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.44927536231884">
                <text:p>1.449275362318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.44508670520231">
                <text:p>1.445086705202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.44092219020173">
                <text:p>1.440922190201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.4367816091954">
                <text:p>1.43678160919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.43266475644699">
                <text:p>1.432664756446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.42450142450142">
                <text:p>1.42450142450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.42045454545455">
                <text:p>1.420454545454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.41643059490085">
                <text:p>1.416430594900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.41242937853107">
                <text:p>1.412429378531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.40449438202247">
                <text:p>1.404494382022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.40056022408964">
                <text:p>1.400560224089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.39664804469274">
                <text:p>1.396648044692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.39275766016713">
                <text:p>1.392757660167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.38504155124654">
                <text:p>1.385041551246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.38121546961326">
                <text:p>1.381215469613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.37741046831956">
                <text:p>1.377410468319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.37362637362637">
                <text:p>1.373626373626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.36612021857924">
                <text:p>1.366120218579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.36239782016349">
                <text:p>1.362397820163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.35869565217391">
                <text:p>1.358695652173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.3550135501355">
                <text:p>1.35501355013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.34770889487871">
                <text:p>1.347708894878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.34408602150538">
                <text:p>1.344086021505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.34048257372654">
                <text:p>1.340482573726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.33689839572193">
                <text:p>1.336898395721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.32978723404255">
                <text:p>1.329787234042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.3262599469496">
                <text:p>1.32625994694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.32275132275132">
                <text:p>1.322751322751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.31926121372032">
                <text:p>1.319261213720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.31233595800525">
                <text:p>1.312335958005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.30890052356021">
                <text:p>1.308900523560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.30548302872063">
                <text:p>1.305483028720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.30208333333333">
                <text:p>1.30208333333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.29533678756477">
                <text:p>1.295336787564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.29198966408269">
                <text:p>1.291989664082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.28865979381443">
                <text:p>1.288659793814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.2853470437018">
                <text:p>1.28534704370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.27877237851662">
                <text:p>1.278772378516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.27551020408163">
                <text:p>1.275510204081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.27226463104326">
                <text:p>1.272264631043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.52284263959391">
                <text:p>1.522842639593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.51898734177215">
                <text:p>1.518987341772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.51133501259446">
                <text:p>1.511335012594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.50753768844221">
                <text:p>1.507537688442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.50375939849624">
                <text:p>1.503759398496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.49625935162095">
                <text:p>1.496259351620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.48883374689826">
                <text:p>1.488833746898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.48514851485149">
                <text:p>1.485148514851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.48148148148148">
                <text:p>1.481481481481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.47783251231527">
                <text:p>1.477832512315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.47420147420147">
                <text:p>1.474201474201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.46699266503668">
                <text:p>1.466992665036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.46341463414634">
                <text:p>1.463414634146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.45985401459854">
                <text:p>1.459854014598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.45631067961165">
                <text:p>1.456310679611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.45278450363196">
                <text:p>1.452784503631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.44927536231884">
                <text:p>1.449275362318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.68674698795181">
                <text:p>1.686746987951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.68269230769231">
                <text:p>1.682692307692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.67865707434053">
                <text:p>1.678657074340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.67464114832536">
                <text:p>1.674641148325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.67064439140811">
                <text:p>1.670644391408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.66270783847981">
                <text:p>1.662707838479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.65876777251185">
                <text:p>1.658767772511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.6548463356974">
                <text:p>1.65484633569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.65094339622642">
                <text:p>1.650943396226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.64705882352941">
                <text:p>1.647058823529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.64319248826291">
                <text:p>1.643192488262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.63551401869159">
                <text:p>1.635514018691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.63170163170163">
                <text:p>1.631701631701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.62790697674419">
                <text:p>1.627906976744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.62412993039443">
                <text:p>1.624129930394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.62037037037037">
                <text:p>1.620370370370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.61662817551963">
                <text:p>1.61662817551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.60919540229885">
                <text:p>1.609195402298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.60550458715596">
                <text:p>1.605504587155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.60183066361556">
                <text:p>1.601830663615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.59817351598174">
                <text:p>1.598173515981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.59453302961276">
                <text:p>1.594533029612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.59090909090909">
                <text:p>1.590909090909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.58371040723982">
                <text:p>1.583710407239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.58013544018059">
                <text:p>1.580135440180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.57657657657658">
                <text:p>1.576576576576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.57303370786517">
                <text:p>1.57303370786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.5695067264574">
                <text:p>1.56950672645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.56599552572707">
                <text:p>1.565995525727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.55902004454343">
                <text:p>1.559020044543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.55555555555556">
                <text:p>1.555555555555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.55210643015521">
                <text:p>1.552106430155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.76991150442478">
                <text:p>1.769911504424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.76600441501104">
                <text:p>1.766004415011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.76211453744493">
                <text:p>1.762114537444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.75824175824176">
                <text:p>1.758241758241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.75054704595186">
                <text:p>1.750547045951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.74672489082969">
                <text:p>1.746724890829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.74291938997821">
                <text:p>1.742919389978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.73913043478261">
                <text:p>1.739130434782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.7353579175705">
                <text:p>1.73535791757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.73160173160173">
                <text:p>1.731601731601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.72786177105832">
                <text:p>1.727861771058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.72413793103448">
                <text:p>1.724137931034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.72043010752688">
                <text:p>1.720430107526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.71673819742489">
                <text:p>1.716738197424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.71306209850107">
                <text:p>1.713062098501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.70940170940171">
                <text:p>1.709401709401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.70575692963753">
                <text:p>1.705756929637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.70212765957447">
                <text:p>1.702127659574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.69851380042463">
                <text:p>1.698513800424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.69491525423729">
                <text:p>1.694915254237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.69133192389006">
                <text:p>1.691331923890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.68776371308017">
                <text:p>1.687763713080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.68421052631579">
                <text:p>1.684210526315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.68067226890756">
                <text:p>1.680672268907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.67714884696017">
                <text:p>1.677148846960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.67364016736402">
                <text:p>1.673640167364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.67014613778706">
                <text:p>1.670146137787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.66320166320166">
                <text:p>1.663201663201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.6597510373444">
                <text:p>1.65975103734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.65631469979296">
                <text:p>1.656314699792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.65289256198347">
                <text:p>1.652892561983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.64948453608247">
                <text:p>1.649484536082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.64609053497942">
                <text:p>1.646090534979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.64271047227926">
                <text:p>1.642710472279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.6359918200409">
                <text:p>1.63599182004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.63265306122449">
                <text:p>1.632653061224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.62932790224033">
                <text:p>1.629327902240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.6260162601626">
                <text:p>1.62601626016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.62271805273834">
                <text:p>1.622718052738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.61943319838057">
                <text:p>1.619433198380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.61616161616162">
                <text:p>1.616161616161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.60965794768612">
                <text:p>1.609657947686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.60642570281125">
                <text:p>1.606425702811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.60320641282565">
                <text:p>1.603206412825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.59680638722555">
                <text:p>1.596806387225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.59362549800797">
                <text:p>1.593625498007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.59045725646123">
                <text:p>1.590457256461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.58415841584158">
                <text:p>1.584158415841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.58102766798419">
                <text:p>1.581027667984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.57790927021696">
                <text:p>1.577909270216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.5748031496063">
                <text:p>1.57480314960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.57170923379175">
                <text:p>1.571709233791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.56862745098039">
                <text:p>1.568627450980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.56555772994129">
                <text:p>1.5655577299412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.55945419103314">
                <text:p>1.559454191033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.55642023346304">
                <text:p>1.556420233463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.55339805825243">
                <text:p>1.553398058252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.55038759689923">
                <text:p>1.550387596899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.54738878143133">
                <text:p>1.547388781431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.54440154440154">
                <text:p>1.544401544401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.54142581888247">
                <text:p>1.541425818882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.53550863723608">
                <text:p>1.535508637236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.53256704980843">
                <text:p>1.532567049808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.52963671128107">
                <text:p>1.529636711281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.52671755725191">
                <text:p>1.526717557251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.52380952380952">
                <text:p>1.523809523809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.52091254752852">
                <text:p>1.520912547528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.5180265654649">
                <text:p>1.51802656546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.51228733459357">
                <text:p>1.512287334593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.50943396226415">
                <text:p>1.509433962264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.50659133709981">
                <text:p>1.506591337099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.50375939849624">
                <text:p>1.503759398496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.50093808630394">
                <text:p>1.500938086303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.49812734082397">
                <text:p>1.498127340823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.49532710280374">
                <text:p>1.495327102803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.67597765363129">
                <text:p>1.675977653631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.6728624535316">
                <text:p>1.67286245353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.66975881261596">
                <text:p>1.669758812615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.66358595194085">
                <text:p>1.663585951940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.66051660516605">
                <text:p>1.660516605166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.65745856353591">
                <text:p>1.657458563535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.65441176470588">
                <text:p>1.654411764705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.65137614678899">
                <text:p>1.651376146788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.64835164835165">
                <text:p>1.648351648351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.64533820840951">
                <text:p>1.64533820840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.64233576642336">
                <text:p>1.642335766423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.63636363636364">
                <text:p>1.636363636363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.63339382940109">
                <text:p>1.633393829401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.6304347826087">
                <text:p>1.63043478260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.62748643761302">
                <text:p>1.627486437613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.62454873646209">
                <text:p>1.624548736462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.62162162162162">
                <text:p>1.621621621621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.61870503597122">
                <text:p>1.618705035971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.61579892280072">
                <text:p>1.615798922800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.61001788908766">
                <text:p>1.610017889087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.60714285714286">
                <text:p>1.607142857142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.60427807486631">
                <text:p>1.604278074866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.60142348754448">
                <text:p>1.601423487544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.59857904085258">
                <text:p>1.598579040852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.59574468085106">
                <text:p>1.595744680851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.5929203539823">
                <text:p>1.59292035398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.59010600706714">
                <text:p>1.590106007067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.58450704225352">
                <text:p>1.584507042253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.5817223198594">
                <text:p>1.58172231985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.57894736842105">
                <text:p>1.578947368421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.57618213660245">
                <text:p>1.576182136602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.57342657342657">
                <text:p>1.573426573426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.57068062827225">
                <text:p>1.570680628272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.56794425087108">
                <text:p>1.567944250871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.56521739130435">
                <text:p>1.565217391304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.55979202772964">
                <text:p>1.559792027729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.55709342560554">
                <text:p>1.557093425605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.55440414507772">
                <text:p>1.554404145077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.55172413793103">
                <text:p>1.551724137931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.54905335628227">
                <text:p>1.549053356282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.54639175257732">
                <text:p>1.546391752577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.54373927958834">
                <text:p>1.543739279588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.54109589041096">
                <text:p>1.541095890410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.5358361774744">
                <text:p>1.53583617747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.53321976149915">
                <text:p>1.533219761499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.53061224489796">
                <text:p>1.530612244897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.52801358234295">
                <text:p>1.528013582342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.52542372881356">
                <text:p>1.525423728813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.52284263959391">
                <text:p>1.522842639593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.52027027027027">
                <text:p>1.520270270270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.5177065767285">
                <text:p>1.51770657672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.51260504201681">
                <text:p>1.512605042016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.51006711409396">
                <text:p>1.510067114093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.50753768844221">
                <text:p>1.507537688442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.67224080267559">
                <text:p>1.6722408026755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.66944908180301">
                <text:p>1.669449081803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.66389351081531">
                <text:p>1.663893510815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.66112956810631">
                <text:p>1.661129568106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.65837479270315">
                <text:p>1.658374792703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.65562913907285">
                <text:p>1.655629139072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.65289256198347">
                <text:p>1.652892561983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.65016501650165">
                <text:p>1.6501650165016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.64744645799012">
                <text:p>1.647446457990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.64473684210526">
                <text:p>1.6447368421052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.64203612479475">
                <text:p>1.642036124794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.6366612111293">
                <text:p>1.63666121112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.63398692810458">
                <text:p>1.633986928104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.63132137030995">
                <text:p>1.631321370309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.62866449511401">
                <text:p>1.628664495114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.6260162601626">
                <text:p>1.62601626016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.62337662337662">
                <text:p>1.6233766233766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.62074554294976">
                <text:p>1.620745542949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.61812297734628">
                <text:p>1.618122977346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.61550888529887">
                <text:p>1.615508885298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.61030595813205">
                <text:p>1.610305958132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.60771704180064">
                <text:p>1.607717041800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.60513643659711">
                <text:p>1.605136436597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.6025641025641">
                <text:p>1.60256410256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.59744408945687">
                <text:p>1.597444089456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.59489633173844">
                <text:p>1.594896331738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.59235668789809">
                <text:p>1.592356687898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.58982511923688">
                <text:p>1.589825119236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.58478605388273">
                <text:p>1.584786053882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.57977883096367">
                <text:p>1.579778830963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.57728706624606">
                <text:p>1.577287066246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.5748031496063">
                <text:p>1.57480314960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.57232704402516">
                <text:p>1.572327044025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.56985871271586">
                <text:p>1.569858712715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.56739811912226">
                <text:p>1.567398119122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.56494522691706">
                <text:p>1.5649452269170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.5600624024961">
                <text:p>1.56006240249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.55763239875389">
                <text:p>1.557632398753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.5552099533437">
                <text:p>1.55520995334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.5527950310559">
                <text:p>1.55279503105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.55038759689923">
                <text:p>1.550387596899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.54798761609907">
                <text:p>1.547987616099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.54559505409583">
                <text:p>1.545595054095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.54320987654321">
                <text:p>1.543209876543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.54083204930663">
                <text:p>1.540832049306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.53609831029186">
                <text:p>1.536098310291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.53374233128834">
                <text:p>1.533742331288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.53139356814701">
                <text:p>1.5313935681470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.52905198776758">
                <text:p>1.529051987767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.52671755725191">
                <text:p>1.526717557251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.52439024390244">
                <text:p>1.524390243902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.5220700152207">
                <text:p>1.52207001522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.51975683890578">
                <text:p>1.5197568389057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.51745068285281">
                <text:p>1.517450682852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.51285930408472">
                <text:p>1.512859304084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.51057401812689">
                <text:p>1.510574018126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.50829562594268">
                <text:p>1.508295625942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.50602409638554">
                <text:p>1.506024096385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.50375939849624">
                <text:p>1.503759398496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.5015015015015">
                <text:p>1.50150150150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.49925037481259">
                <text:p>1.499250374812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.49700598802395">
                <text:p>1.497005988023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.49476831091181">
                <text:p>1.494768310911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.63690476190476">
                <text:p>1.636904761904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.63447251114413">
                <text:p>1.634472511144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.63204747774481">
                <text:p>1.632047477744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.62962962962963">
                <text:p>1.62962962962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.62721893491124">
                <text:p>1.627218934911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.62481536189069">
                <text:p>1.6248153618906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.62241887905605">
                <text:p>1.622418879056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.620029455081">
                <text:p>1.62002945508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.61764705882353">
                <text:p>1.617647058823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.61527165932452">
                <text:p>1.615271659324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.61054172767204">
                <text:p>1.610541727672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.60818713450292">
                <text:p>1.608187134502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.60583941605839">
                <text:p>1.605839416058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.60349854227405">
                <text:p>1.603498542274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.60116448326055">
                <text:p>1.601164483260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.59883720930233">
                <text:p>1.598837209302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.59651669085631">
                <text:p>1.596516690856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.59420289855072">
                <text:p>1.594202898550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.59189580318379">
                <text:p>1.591895803183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.58959537572254">
                <text:p>1.589595375722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.5850144092219">
                <text:p>1.58501440922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.58273381294964">
                <text:p>1.582733812949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.58045977011494">
                <text:p>1.580459770114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.57819225251076">
                <text:p>1.578192252510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.57593123209169">
                <text:p>1.5759312320916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.57367668097282">
                <text:p>1.5736766809728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.56918687589158">
                <text:p>1.569186875891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.56695156695157">
                <text:p>1.566951566951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.5647226173542">
                <text:p>1.56472261735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.56028368794326">
                <text:p>1.560283687943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.55807365439093">
                <text:p>1.558073654390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.55586987270156">
                <text:p>1.555869872701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.55367231638418">
                <text:p>1.553672316384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.55148095909732">
                <text:p>1.551480959097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.54929577464789">
                <text:p>1.549295774647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.54711673699015">
                <text:p>1.547116736990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.54494382022472">
                <text:p>1.544943820224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.54277699859748">
                <text:p>1.542776998597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.5406162464986">
                <text:p>1.54061624649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.53631284916201">
                <text:p>1.536312849162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.53417015341702">
                <text:p>1.534170153417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.53203342618384">
                <text:p>1.532033426183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.52990264255911">
                <text:p>1.529902642559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.52777777777778">
                <text:p>1.527777777777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.52565880721221">
                <text:p>1.525658807212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.52354570637119">
                <text:p>1.523545706371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.6597510373444">
                <text:p>1.65975103734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.65745856353591">
                <text:p>1.657458563535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.6551724137931">
                <text:p>1.65517241379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.65289256198347">
                <text:p>1.652892561983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.65061898211829">
                <text:p>1.650618982118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.64835164835165">
                <text:p>1.6483516483516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.64609053497942">
                <text:p>1.646090534979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.64383561643836">
                <text:p>1.643835616438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.64158686730506">
                <text:p>1.641586867305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.63710777626194">
                <text:p>1.637107776261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.63487738419619">
                <text:p>1.634877384196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.7687074829932">
                <text:p>1.76870748299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.76630434782609">
                <text:p>1.766304347826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.76390773405699">
                <text:p>1.7639077340569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.76151761517615">
                <text:p>1.761517615176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.75913396481732">
                <text:p>1.759133964817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.75675675675676">
                <text:p>1.756756756756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.75202156334232">
                <text:p>1.752021563342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.74966352624495">
                <text:p>1.749663526244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.74731182795699">
                <text:p>1.7473118279569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.74496644295302">
                <text:p>1.744966442953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.7426273458445">
                <text:p>1.74262734584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.74029451137885">
                <text:p>1.740294511378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.7379679144385">
                <text:p>1.73796791443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.73564753004005">
                <text:p>1.735647530040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.73102529960053">
                <text:p>1.731025299600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.72872340425532">
                <text:p>1.728723404255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.72642762284197">
                <text:p>1.726427622841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.72413793103448">
                <text:p>1.724137931034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.72185430463576">
                <text:p>1.721854304635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.71957671957672">
                <text:p>1.719576719576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.71730515191546">
                <text:p>1.717305151915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.71503957783641">
                <text:p>1.7150395778364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.71277997364954">
                <text:p>1.712779973649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.71052631578947">
                <text:p>1.7105263157894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.70827858081472">
                <text:p>1.7082785808147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.70603674540682">
                <text:p>1.706036745406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.70380078636959">
                <text:p>1.703800786369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.70157068062827">
                <text:p>1.701570680628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.69934640522876">
                <text:p>1.699346405228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.69712793733681">
                <text:p>1.6971279373368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.69491525423729">
                <text:p>1.694915254237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.69270833333333">
                <text:p>1.6927083333333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.69050715214564">
                <text:p>1.690507152145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.68831168831169">
                <text:p>1.688311688311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.68612191958495">
                <text:p>1.686121919584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.6839378238342">
                <text:p>1.68393782383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.68175937904269">
                <text:p>1.681759379042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.67958656330749">
                <text:p>1.679586563307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.67741935483871">
                <text:p>1.6774193548387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.67525773195876">
                <text:p>1.675257731958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.67310167310167">
                <text:p>1.673101673101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.67095115681234">
                <text:p>1.670951156812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.66880616174583">
                <text:p>1.668806161745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.79257362355954">
                <text:p>1.7925736235595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.79028132992327">
                <text:p>1.790281329923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.78799489144317">
                <text:p>1.787994891443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.78343949044586">
                <text:p>1.783439490445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.78117048346056">
                <text:p>1.7811704834605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.77890724269377">
                <text:p>1.778907242693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.77664974619289">
                <text:p>1.776649746192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.7743979721166">
                <text:p>1.77439797211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.77215189873418">
                <text:p>1.772151898734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.76991150442478">
                <text:p>1.769911504424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.76767676767677">
                <text:p>1.767676767676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.76544766708701">
                <text:p>1.765447667087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.7632241813602">
                <text:p>1.76322418136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.76100628930818">
                <text:p>1.761006289308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.75879396984925">
                <text:p>1.758793969849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.75658720200753">
                <text:p>1.756587202007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.75219023779725">
                <text:p>1.752190237797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.7478152309613">
                <text:p>1.74781523096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.74563591022444">
                <text:p>1.7456359102244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.74346201743462">
                <text:p>1.7434620174346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.74129353233831">
                <text:p>1.741293532338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.73913043478261">
                <text:p>1.739130434782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.73697270471464">
                <text:p>1.736972704714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73482032218092">
                <text:p>1.734820322180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.73267326732673">
                <text:p>1.732673267326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.73053152039555">
                <text:p>1.730531520395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.7283950617284">
                <text:p>1.72839506172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.72626387176326">
                <text:p>1.726263871763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.72413793103448">
                <text:p>1.72413793103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.7220172201722">
                <text:p>1.72201722017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.71990171990172">
                <text:p>1.719901719901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.71779141104294">
                <text:p>1.717791411042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.7156862745098">
                <text:p>1.71568627450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.71358629130967">
                <text:p>1.713586291309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.71149144254279">
                <text:p>1.7114914425427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.70940170940171">
                <text:p>1.709401709401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.70731707317073">
                <text:p>1.707317073170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.70523751522534">
                <text:p>1.705237515225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.70316301703163">
                <text:p>1.703163017031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.70109356014581">
                <text:p>1.7010935601458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.69902912621359">
                <text:p>1.6990291262135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.6969696969697">
                <text:p>1.696969696969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.69491525423729">
                <text:p>1.694915254237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.69286577992745">
                <text:p>1.6928657799274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.69082125603865">
                <text:p>1.690821256038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.68878166465621">
                <text:p>1.688781664656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.68674698795181">
                <text:p>1.686746987951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.68471720818291">
                <text:p>1.684717208182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.68269230769231">
                <text:p>1.682692307692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.68067226890756">
                <text:p>1.680672268907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.67865707434053">
                <text:p>1.678657074340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.67664670658683">
                <text:p>1.676646706586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.67464114832536">
                <text:p>1.674641148325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.6726403823178">
                <text:p>1.672640382317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.67064439140811">
                <text:p>1.670644391408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.66865315852205">
                <text:p>1.668653158522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.66468489892985">
                <text:p>1.6646848989298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.66270783847981">
                <text:p>1.6627078384798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.66073546856465">
                <text:p>1.660735468564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.65876777251185">
                <text:p>1.6587677725118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.65680473372781">
                <text:p>1.6568047337278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.6548463356974">
                <text:p>1.654846335697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.65289256198347">
                <text:p>1.652892561983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.65094339622642">
                <text:p>1.650943396226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.6489988221437">
                <text:p>1.64899882214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.64705882352941">
                <text:p>1.647058823529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.64512338425382">
                <text:p>1.645123384253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.64319248826291">
                <text:p>1.643192488262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.64126611957796">
                <text:p>1.641266119577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.6374269005848">
                <text:p>1.63742690058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.63551401869159">
                <text:p>1.6355140186915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.63360560093349">
                <text:p>1.633605600933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.63170163170163">
                <text:p>1.6317016317016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.62980209545984">
                <text:p>1.6298020954598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.62790697674419">
                <text:p>1.627906976744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.6260162601626">
                <text:p>1.62601626016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.62412993039443">
                <text:p>1.624129930394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.62224797219003">
                <text:p>1.622247972190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.62037037037037">
                <text:p>1.620370370370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.61849710982659">
                <text:p>1.618497109826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.61662817551963">
                <text:p>1.6166281755196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.61476355247982">
                <text:p>1.6147635524798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.61104718066743">
                <text:p>1.611047180667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.60919540229885">
                <text:p>1.6091954022988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.60734787600459">
                <text:p>1.607347876004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.60550458715596">
                <text:p>1.605504587155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.60366552119129">
                <text:p>1.603665521191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.60183066361556">
                <text:p>1.6018306636155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.59817351598174">
                <text:p>1.5981735159817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.5963511972634">
                <text:p>1.59635119726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.59453302961276">
                <text:p>1.594533029612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.59271899886234">
                <text:p>1.592718998862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.59090909090909">
                <text:p>1.5909090909090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.58910329171396">
                <text:p>1.5891032917139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.58550396375991">
                <text:p>1.585503963759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.58371040723982">
                <text:p>1.5837104072398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.5819209039548">
                <text:p>1.581920903954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.58013544018059">
                <text:p>1.5801354401805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.57835400225479">
                <text:p>1.5783540022547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.57657657657658">
                <text:p>1.576576576576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.5748031496063">
                <text:p>1.57480314960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.68539325842697">
                <text:p>1.685393258426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.68350168350168">
                <text:p>1.683501683501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.68161434977578">
                <text:p>1.6816143497757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.67973124300112">
                <text:p>1.679731243001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.67785234899329">
                <text:p>1.6778523489932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.67597765363129">
                <text:p>1.675977653631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.67410714285714">
                <text:p>1.674107142857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.67224080267559">
                <text:p>1.6722408026755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.67037861915367">
                <text:p>1.670378619153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.66852057842047">
                <text:p>1.668520578420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.66481687014428">
                <text:p>1.6648168701442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.6629711751663">
                <text:p>1.662971175166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.66112956810631">
                <text:p>1.6611295681063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.65929203539823">
                <text:p>1.659292035398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.65745856353591">
                <text:p>1.657458563535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.65562913907285">
                <text:p>1.6556291390728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.65380374862183">
                <text:p>1.653803748621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.65198237885463">
                <text:p>1.651982378854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.65016501650165">
                <text:p>1.650165016501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.64835164835165">
                <text:p>1.6483516483516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.64654226125137">
                <text:p>1.646542261251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.64473684210526">
                <text:p>1.6447368421052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.64293537787514">
                <text:p>1.642935377875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.64113785557987">
                <text:p>1.641137855579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.63755458515284">
                <text:p>1.637554585152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.63576881134133">
                <text:p>1.635768811341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.63398692810458">
                <text:p>1.6339869281045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.63220892274211">
                <text:p>1.632208922742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.6304347826087">
                <text:p>1.630434782608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.62866449511401">
                <text:p>1.6286644951140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.62689804772234">
                <text:p>1.626898047722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.62513542795233">
                <text:p>1.625135427952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.62337662337662">
                <text:p>1.623376623376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.62162162162162">
                <text:p>1.621621621621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.61987041036717">
                <text:p>1.619870410367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.61812297734628">
                <text:p>1.618122977346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.61637931034483">
                <text:p>1.6163793103448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.61463939720129">
                <text:p>1.614639397201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.61117078410311">
                <text:p>1.611170784103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.60944206008584">
                <text:p>1.6094420600858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.60771704180064">
                <text:p>1.607717041800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.60599571734475">
                <text:p>1.605995717344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.60427807486631">
                <text:p>1.604278074866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.6025641025641">
                <text:p>1.60256410256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.6008537886873">
                <text:p>1.600853788687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.59914712153518">
                <text:p>1.599147121535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.59744408945687">
                <text:p>1.597444089456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.59574468085106">
                <text:p>1.595744680851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.59404888416578">
                <text:p>1.5940488841657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.59235668789809">
                <text:p>1.5923566878980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.59066808059385">
                <text:p>1.590668080593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.58898305084746">
                <text:p>1.588983050847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.58562367864693">
                <text:p>1.5856236786469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.58394931362196">
                <text:p>1.583949313621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.58061116965227">
                <text:p>1.5806111696522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.57894736842105">
                <text:p>1.578947368421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.57728706624606">
                <text:p>1.577287066246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.57563025210084">
                <text:p>1.575630252100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.57397691500525">
                <text:p>1.573976915005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.57232704402516">
                <text:p>1.572327044025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.57068062827225">
                <text:p>1.570680628272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.56903765690377">
                <text:p>1.5690376569037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.56739811912226">
                <text:p>1.567398119122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.56576200417537">
                <text:p>1.5657620041753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.56412930135558">
                <text:p>1.564129301355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.56087408949011">
                <text:p>1.560874089490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.55925155925156">
                <text:p>1.5592515592515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.55763239875389">
                <text:p>1.557632398753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.55601659751037">
                <text:p>1.556016597510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.55440414507772">
                <text:p>1.554404145077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.5527950310559">
                <text:p>1.552795031055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.5511892450879">
                <text:p>1.551189245087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.5495867768595">
                <text:p>1.549586776859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.54798761609907">
                <text:p>1.5479876160990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.54639175257732">
                <text:p>1.5463917525773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.54479917610711">
                <text:p>1.544799176107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.54320987654321">
                <text:p>1.543209876543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.54162384378212">
                <text:p>1.541623843782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.54004106776181">
                <text:p>1.5400410677618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.53688524590164">
                <text:p>1.5368852459016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.5353121801433">
                <text:p>1.53531218014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.53374233128834">
                <text:p>1.533742331288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.53217568947906">
                <text:p>1.532175689479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.53061224489796">
                <text:p>1.5306122448979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.52905198776758">
                <text:p>1.5290519877675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.52749490835031">
                <text:p>1.527494908350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.52594099694812">
                <text:p>1.525940996948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.52439024390244">
                <text:p>1.524390243902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.52284263959391">
                <text:p>1.522842639593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.52129817444219">
                <text:p>1.521298174442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.51975683890578">
                <text:p>1.5197568389057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.51821862348178">
                <text:p>1.518218623481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.51668351870576">
                <text:p>1.516683518705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.51362260343088">
                <text:p>1.5136226034308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.51209677419355">
                <text:p>1.512096774193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.51057401812689">
                <text:p>1.510574018126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.50905432595573">
                <text:p>1.509054325955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.50753768844221">
                <text:p>1.507537688442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.50602409638554">
                <text:p>1.506024096385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.50451354062187">
                <text:p>1.504513540621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.50300601202405">
                <text:p>1.503006012024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.5015015015015">
                <text:p>1.50150150150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